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Leht 1" table:style-name="ta1">
        <table:shapes>
          <draw:frame draw:z-index="0" draw:style-name="gr1" svg:width="21.492cm" svg:height="10.843cm" svg:x="6.195cm" svg:y="6.156cm">
            <draw:object draw:notify-on-update-of-ranges="'Leht 1'.A1:'Leht 1'.A1 'Leht 1'.A2:'Leht 1'.A13 'Leht 1'.E1:'Leht 1'.E1 'Leht 1'.E2:'Leht 1'.E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Ops/sec</text:p>
          </table:table-cell>
          <table:table-cell table:style-name="ce1" office:value-type="string">
            <text:p>Ops/sec</text:p>
          </table:table-cell>
          <table:table-cell table:style-name="ce1" office:value-type="string">
            <text:p>Ops/sec</text:p>
          </table:table-cell>
          <table:table-cell office:value-type="string">
            <text:p>Ops/sec</text:p>
          </table:table-cell>
        </table:table-row>
        <table:table-row table:style-name="ro1">
          <table:table-cell office:value-type="string">
            <text:p>DOM element creation</text:p>
          </table:table-cell>
          <table:table-cell table:style-name="ce2" office:value-type="float" office:value="554094">
            <text:p>554094</text:p>
          </table:table-cell>
          <table:table-cell table:style-name="ce2" office:value-type="float" office:value="681174">
            <text:p>681174</text:p>
          </table:table-cell>
          <table:table-cell table:style-name="ce2" office:value-type="float" office:value="575835">
            <text:p>575835</text:p>
          </table:table-cell>
          <table:table-cell table:style-name="ce3" table:formula="of:=AVERAGE([.B2:.D2])" office:value-type="float" office:value="603701">
            <text:p>603701</text:p>
          </table:table-cell>
        </table:table-row>
        <table:table-row table:style-name="ro1">
          <table:table-cell office:value-type="string">
            <text:p>jQuery selector element creation</text:p>
          </table:table-cell>
          <table:table-cell table:style-name="ce2" office:value-type="float" office:value="105300">
            <text:p>105300</text:p>
          </table:table-cell>
          <table:table-cell table:style-name="ce2" office:value-type="float" office:value="154891">
            <text:p>154891</text:p>
          </table:table-cell>
          <table:table-cell table:style-name="ce2" office:value-type="float" office:value="111170">
            <text:p>111170</text:p>
          </table:table-cell>
          <table:table-cell table:style-name="ce3" table:formula="of:=AVERAGE([.B3:.D3])" office:value-type="float" office:value="123787">
            <text:p>123787</text:p>
          </table:table-cell>
        </table:table-row>
        <table:table-row table:style-name="ro1">
          <table:table-cell office:value-type="string">
            <text:p>Zepto.js selector element creation</text:p>
          </table:table-cell>
          <table:table-cell table:style-name="ce2" office:value-type="float" office:value="30671">
            <text:p>30671</text:p>
          </table:table-cell>
          <table:table-cell table:style-name="ce2" office:value-type="float" office:value="38158">
            <text:p>38158</text:p>
          </table:table-cell>
          <table:table-cell table:style-name="ce2" office:value-type="float" office:value="36202">
            <text:p>36202</text:p>
          </table:table-cell>
          <table:table-cell table:style-name="ce3" table:formula="of:=AVERAGE([.B4:.D4])" office:value-type="float" office:value="35010.3333333333">
            <text:p>35010</text:p>
          </table:table-cell>
        </table:table-row>
        <table:table-row table:style-name="ro1">
          <table:table-cell office:value-type="string">
            <text:p>DOM adding element attribute</text:p>
          </table:table-cell>
          <table:table-cell table:style-name="ce2" office:value-type="float" office:value="315417">
            <text:p>315417</text:p>
          </table:table-cell>
          <table:table-cell table:style-name="ce2" office:value-type="float" office:value="515583">
            <text:p>515583</text:p>
          </table:table-cell>
          <table:table-cell table:style-name="ce2" office:value-type="float" office:value="316125">
            <text:p>316125</text:p>
          </table:table-cell>
          <table:table-cell table:style-name="ce3" table:formula="of:=AVERAGE([.B5:.D5])" office:value-type="float" office:value="382375">
            <text:p>382375</text:p>
          </table:table-cell>
        </table:table-row>
        <table:table-row table:style-name="ro1">
          <table:table-cell office:value-type="string">
            <text:p>jQuery selector element attribute</text:p>
          </table:table-cell>
          <table:table-cell table:style-name="ce2" office:value-type="float" office:value="51233">
            <text:p>51233</text:p>
          </table:table-cell>
          <table:table-cell table:style-name="ce2" office:value-type="float" office:value="39030">
            <text:p>39030</text:p>
          </table:table-cell>
          <table:table-cell table:style-name="ce2" office:value-type="float" office:value="61646">
            <text:p>61646</text:p>
          </table:table-cell>
          <table:table-cell table:style-name="ce3" table:formula="of:=AVERAGE([.B6:.D6])" office:value-type="float" office:value="50636.3333333333">
            <text:p>50636</text:p>
          </table:table-cell>
        </table:table-row>
        <table:table-row table:style-name="ro1">
          <table:table-cell office:value-type="string">
            <text:p>Zepto.js selector element attribute</text:p>
          </table:table-cell>
          <table:table-cell table:style-name="ce2" office:value-type="float" office:value="12675">
            <text:p>12675</text:p>
          </table:table-cell>
          <table:table-cell table:style-name="ce2" office:value-type="float" office:value="23175">
            <text:p>23175</text:p>
          </table:table-cell>
          <table:table-cell table:style-name="ce2" office:value-type="float" office:value="21863">
            <text:p>21863</text:p>
          </table:table-cell>
          <table:table-cell table:style-name="ce3" table:formula="of:=AVERAGE([.B7:.D7])" office:value-type="float" office:value="19237.6666666667">
            <text:p>19238</text:p>
          </table:table-cell>
        </table:table-row>
        <table:table-row table:style-name="ro1">
          <table:table-cell office:value-type="string">
            <text:p>DOM appending element and remove</text:p>
          </table:table-cell>
          <table:table-cell table:style-name="ce2" office:value-type="float" office:value="95816">
            <text:p>95816</text:p>
          </table:table-cell>
          <table:table-cell table:style-name="ce2" office:value-type="float" office:value="125473">
            <text:p>125473</text:p>
          </table:table-cell>
          <table:table-cell table:style-name="ce2" office:value-type="float" office:value="95490">
            <text:p>95490</text:p>
          </table:table-cell>
          <table:table-cell table:style-name="ce3" table:formula="of:=AVERAGE([.B8:.D8])" office:value-type="float" office:value="105593">
            <text:p>105593</text:p>
          </table:table-cell>
        </table:table-row>
        <table:table-row table:style-name="ro1">
          <table:table-cell office:value-type="string">
            <text:p>jQuery append element and remove</text:p>
          </table:table-cell>
          <table:table-cell table:style-name="ce2" office:value-type="float" office:value="9344">
            <text:p>9344</text:p>
          </table:table-cell>
          <table:table-cell table:style-name="ce2" office:value-type="float" office:value="10041">
            <text:p>10041</text:p>
          </table:table-cell>
          <table:table-cell table:style-name="ce2" office:value-type="float" office:value="9430">
            <text:p>9430</text:p>
          </table:table-cell>
          <table:table-cell table:style-name="ce3" table:formula="of:=AVERAGE([.B9:.D9])" office:value-type="float" office:value="9605">
            <text:p>9605</text:p>
          </table:table-cell>
        </table:table-row>
        <table:table-row table:style-name="ro1">
          <table:table-cell office:value-type="string">
            <text:p>Zepto.js append element and remove</text:p>
          </table:table-cell>
          <table:table-cell table:style-name="ce2" office:value-type="float" office:value="9193">
            <text:p>9193</text:p>
          </table:table-cell>
          <table:table-cell table:style-name="ce2" office:value-type="float" office:value="9754">
            <text:p>9754</text:p>
          </table:table-cell>
          <table:table-cell table:style-name="ce2" office:value-type="float" office:value="9031">
            <text:p>9031</text:p>
          </table:table-cell>
          <table:table-cell table:style-name="ce3" table:formula="of:=AVERAGE([.B10:.D10])" office:value-type="float" office:value="9326">
            <text:p>9326</text:p>
          </table:table-cell>
        </table:table-row>
        <table:table-row table:style-name="ro1">
          <table:table-cell office:value-type="string">
            <text:p>DOM creating element div and list</text:p>
          </table:table-cell>
          <table:table-cell table:style-name="ce2" office:value-type="float" office:value="31375">
            <text:p>31375</text:p>
          </table:table-cell>
          <table:table-cell table:style-name="ce2" office:value-type="float" office:value="39030">
            <text:p>39030</text:p>
          </table:table-cell>
          <table:table-cell table:style-name="ce2" office:value-type="float" office:value="35085">
            <text:p>35085</text:p>
          </table:table-cell>
          <table:table-cell table:style-name="ce3" table:formula="of:=AVERAGE([.B11:.D11])" office:value-type="float" office:value="35163.3333333333">
            <text:p>35163</text:p>
          </table:table-cell>
        </table:table-row>
        <table:table-row table:style-name="ro1">
          <table:table-cell office:value-type="string">
            <text:p>jQuery creating element div and list</text:p>
          </table:table-cell>
          <table:table-cell table:style-name="ce2" office:value-type="float" office:value="5379">
            <text:p>5379</text:p>
          </table:table-cell>
          <table:table-cell table:style-name="ce2" office:value-type="float" office:value="3867">
            <text:p>3867</text:p>
          </table:table-cell>
          <table:table-cell table:style-name="ce2" office:value-type="float" office:value="5268">
            <text:p>5268</text:p>
          </table:table-cell>
          <table:table-cell table:style-name="ce3" table:formula="of:=AVERAGE([.B12:.D12])" office:value-type="float" office:value="4838">
            <text:p>4838</text:p>
          </table:table-cell>
        </table:table-row>
        <table:table-row table:style-name="ro1">
          <table:table-cell office:value-type="string">
            <text:p>Zepto.js creating element div and list</text:p>
          </table:table-cell>
          <table:table-cell table:style-name="ce2" office:value-type="float" office:value="3586">
            <text:p>3586</text:p>
          </table:table-cell>
          <table:table-cell table:style-name="ce2" office:value-type="float" office:value="4794">
            <text:p>4794</text:p>
          </table:table-cell>
          <table:table-cell table:style-name="ce2" office:value-type="float" office:value="4183">
            <text:p>4183</text:p>
          </table:table-cell>
          <table:table-cell table:style-name="ce3" table:formula="of:=AVERAGE([.B13:.D13])" office:value-type="float" office:value="4187.66666666667">
            <text:p>4188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eht 2" table:style-name="ta1">
        <table:table-column table:style-name="co2" table:default-cell-style-name="Default"/>
        <table:table-row table:style-name="ro1">
          <table:table-cell/>
        </table:table-row>
      </table:table>
      <table:table table:name="Leht 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t" fo:country="E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t" fo:country="E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.00.0000</text:date>, <text:time>00:00:00</text:time></text:p>
        </style:region-right>
      </style:header>
      <style:header-left style:display="false"/>
      <style:footer>
        <text:p>Lehekül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to Novik</meta:initial-creator>
    <meta:creation-date>2012-06-14T23:10:03</meta:creation-date>
    <dc:date>2012-06-25T19:01:41</dc:date>
    <dc:creator>Risto Novik</dc:creator>
    <meta:editing-duration>P0D</meta:editing-duration>
    <meta:editing-cycles>2</meta:editing-cycles>
    <meta:generator>LibreOffice/3.5$Linux_X86_64 LibreOffice_project/350m1$Build-102</meta:generator>
    <meta:document-statistic meta:table-count="3" meta:cell-count="6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93cm" svg:height="10.844cm" xlink:href=".." xlink:type="simple" chart:class="chart:bar" chart:style-name="ch1">
        <chart:legend chart:legend-position="bottom" svg:x="9.825cm" svg:y="10.061cm" style:legend-expansion="wide" chart:style-name="ch2"/>
        <chart:plot-area chart:style-name="ch3" table:cell-range-address="'Leht 1'.A1:'Leht 1'.A13 'Leht 1'.E1:'Leht 1'.E13" chart:data-source-has-labels="both" svg:x="0.879cm" svg:y="0.999cm" svg:width="19.756cm" svg:height="8.426cm">
          <chartooo:coordinate-region svg:x="6.819cm" svg:y="0.999cm" svg:width="13.259cm" svg:height="7.779cm"/>
          <chart:axis chart:dimension="x" chart:name="primary-x" chart:style-name="ch4" chartooo:axis-type="auto">
            <chartooo:date-scale/>
            <chart:categories table:cell-range-address="'Leht 1'.A2:'Leht 1'.A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Leht 1'.E2:'Leht 1'.E13" chart:label-cell-address="'Leht 1'.E1:'Leht 1'.E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s/sec</text:p>
                <draw:g>
                  <svg:desc>'Leht 1'.E1:'Leht 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 element creation</text:p>
                <draw:g>
                  <svg:desc>'Leht 1'.A2:'Leht 1'.A13</svg:desc>
                </draw:g>
              </table:table-cell>
              <table:table-cell office:value-type="float" office:value="603701">
                <text:p>603701</text:p>
                <draw:g>
                  <svg:desc>'Leht 1'.E2:'Leht 1'.E13</svg:desc>
                </draw:g>
              </table:table-cell>
            </table:table-row>
            <table:table-row>
              <table:table-cell office:value-type="string">
                <text:p>jQuery selector element creation</text:p>
              </table:table-cell>
              <table:table-cell office:value-type="float" office:value="123787">
                <text:p>123787</text:p>
              </table:table-cell>
            </table:table-row>
            <table:table-row>
              <table:table-cell office:value-type="string">
                <text:p>Zepto.js selector element creation</text:p>
              </table:table-cell>
              <table:table-cell office:value-type="float" office:value="35010.3333333333">
                <text:p>35010.3333333333</text:p>
              </table:table-cell>
            </table:table-row>
            <table:table-row>
              <table:table-cell office:value-type="string">
                <text:p>DOM adding element attribute</text:p>
              </table:table-cell>
              <table:table-cell office:value-type="float" office:value="382375">
                <text:p>382375</text:p>
              </table:table-cell>
            </table:table-row>
            <table:table-row>
              <table:table-cell office:value-type="string">
                <text:p>jQuery selector element attribute</text:p>
              </table:table-cell>
              <table:table-cell office:value-type="float" office:value="50636.3333333333">
                <text:p>50636.3333333333</text:p>
              </table:table-cell>
            </table:table-row>
            <table:table-row>
              <table:table-cell office:value-type="string">
                <text:p>Zepto.js selector element attribute</text:p>
              </table:table-cell>
              <table:table-cell office:value-type="float" office:value="19237.6666666667">
                <text:p>19237.6666666667</text:p>
              </table:table-cell>
            </table:table-row>
            <table:table-row>
              <table:table-cell office:value-type="string">
                <text:p>DOM appending element and remove</text:p>
              </table:table-cell>
              <table:table-cell office:value-type="float" office:value="105593">
                <text:p>105593</text:p>
              </table:table-cell>
            </table:table-row>
            <table:table-row>
              <table:table-cell office:value-type="string">
                <text:p>jQuery append element and remove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Zepto.js append element and remove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DOM creating element div and list</text:p>
              </table:table-cell>
              <table:table-cell office:value-type="float" office:value="35163.3333333333">
                <text:p>35163.3333333333</text:p>
              </table:table-cell>
            </table:table-row>
            <table:table-row>
              <table:table-cell office:value-type="string">
                <text:p>jQuery creating element div and list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string">
                <text:p>Zepto.js creating element div and list</text:p>
              </table:table-cell>
              <table:table-cell office:value-type="float" office:value="4187.66666666667">
                <text:p>4187.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